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C00002E9D000036788037AF8A4909B349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1" svg:font-family="'DejaVu Sans Mono'"/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-0.383cm" fo:margin-top="0cm" fo:margin-bottom="0cm" style:page-number="auto" table:align="left" style:writing-mode="lr-tb"/>
    </style:style>
    <style:style style:name="Таблица1.A" style:family="table-column">
      <style:table-column-properties style:column-width="2.847cm"/>
    </style:style>
    <style:style style:name="Таблица1.B" style:family="table-column">
      <style:table-column-properties style:column-width="13.854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="0cm" fo:border="none" style:writing-mode="lr-tb"/>
    </style:style>
    <style:style style:name="Таблица2" style:family="table">
      <style:table-properties style:width="16.995cm" fo:margin-left="-0.383cm" fo:margin-top="0cm" fo:margin-bottom="0cm" table:align="left" style:writing-mode="lr-tb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7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8cm"/>
    </style:style>
    <style:style style:name="Таблица2.G" style:family="table-column">
      <style:table-column-properties style:column-width="2.83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padding-left="0.191cm" fo:padding-right="0.191cm" fo:padding-top="0cm" fo:padding-bottom="0cm" fo:border="0.5pt solid #000001" style:writing-mode="lr-tb"/>
    </style:style>
    <style:style style:name="P1" style:family="paragraph" style:parent-style-name="Standard">
      <style:text-properties officeooo:rsid="000cef4e" officeooo:paragraph-rsid="00230820"/>
    </style:style>
    <style:style style:name="P2" style:family="paragraph" style:parent-style-name="Standard">
      <style:text-properties fo:font-style="italic" style:text-underline-style="solid" style:text-underline-width="auto" style:text-underline-color="font-color" fo:font-weight="bold" officeooo:rsid="004303c1" officeooo:paragraph-rsid="004303c1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line-height="200%" fo:text-align="start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line-height="200%" fo:text-align="end" style:justify-single-word="false" fo:orphans="2" fo:widows="2" fo:text-indent="0cm" style:auto-text-indent="false" style:vertical-align="auto" style:writing-mode="lr-tb">
        <style:tab-stops/>
      </style:paragraph-properties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officeooo:rsid="0012be09" officeooo:paragraph-rsid="0012be09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18f963" officeooo:paragraph-rsid="0011425c" style:font-size-asian="9pt" style:font-size-complex="9pt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9pt" fo:language="en" fo:country="US" style:text-underline-style="solid" style:text-underline-width="auto" style:text-underline-color="font-color" officeooo:rsid="00242499" officeooo:paragraph-rsid="003cea5d" style:font-size-asian="9pt" style:font-size-complex="9pt"/>
    </style:style>
    <style:style style:name="P19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/>
      </style:paragraph-properties>
      <style:text-properties style:font-name="Times New Roman"/>
    </style:style>
    <style:style style:name="P20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vertical-align="auto" style:writing-mode="lr-tb"/>
    </style:style>
    <style:style style:name="P21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</style:style>
    <style:style style:name="P22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officeooo:paragraph-rsid="00142fd9"/>
    </style:style>
    <style:style style:name="P23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</style:style>
    <style:style style:name="P24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27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.635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9" style:family="paragraph" style:parent-style-name="Standard">
      <style:paragraph-properties fo:margin-left="0.635cm" fo:margin-right="0cm" fo:text-align="end" style:justify-single-word="false" fo:orphans="2" fo:widows="2" fo:text-indent="0cm" style:auto-text-indent="false" style:vertical-align="auto" style:writing-mode="lr-tb"/>
    </style:style>
    <style:style style:name="P30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style:font-name="Times New Roman" fo:font-size="10pt" officeooo:rsid="0037fd9a" officeooo:paragraph-rsid="0037fd9a" style:font-size-asian="10pt" style:font-size-complex="10pt"/>
    </style:style>
    <style:style style:name="P31" style:family="paragraph" style:parent-style-name="Standard">
      <style:paragraph-properties fo:text-align="start" style:justify-single-word="false" fo:orphans="2" fo:widows="2" style:vertical-align="auto" style:writing-mode="lr-tb">
        <style:tab-stops>
          <style:tab-stop style:position="5.08cm"/>
        </style:tab-stops>
      </style:paragraph-properties>
      <style:text-properties fo:color="#000000" style:font-name="DejaVu Sans Mono" fo:font-size="9pt" fo:font-style="normal" fo:font-weight="normal" officeooo:rsid="0037fd9a" officeooo:paragraph-rsid="0037fd9a" fo:background-color="#ffffff" style:font-size-asian="9pt" style:font-style-asian="normal" style:font-weight-asian="normal" style:font-size-complex="10pt"/>
    </style:style>
    <style:style style:name="P32" style:family="paragraph" style:parent-style-name="Standard">
      <style:text-properties fo:font-size="11pt" officeooo:rsid="0044704b" officeooo:paragraph-rsid="0044704b" style:font-size-asian="11pt" style:font-size-complex="11pt"/>
    </style:style>
    <style:style style:name="P33" style:family="paragraph" style:parent-style-name="Standard">
      <style:text-properties officeooo:rsid="0044704b" officeooo:paragraph-rsid="0044704b"/>
    </style:style>
    <style:style style:name="P34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35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1b17be"/>
    </style:style>
    <style:style style:name="P36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officeooo:paragraph-rsid="000fe570"/>
    </style:style>
    <style:style style:name="P37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style:font-name="Times New Roman" fo:font-size="10pt" style:text-underline-style="solid" style:text-underline-width="auto" style:text-underline-color="font-color" officeooo:rsid="003cea5d" style:font-size-asian="10pt" style:font-size-complex="10pt"/>
    </style:style>
    <style:style style:name="P38" style:family="paragraph" style:parent-style-name="Standard" style:list-style-name="WWNum1">
      <style:paragraph-properties fo:margin-left="0.635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  <style:text-properties style:font-name="Times New Roman" fo:font-size="10pt" officeooo:rsid="004303c1" officeooo:paragraph-rsid="004303c1" style:font-size-asian="10pt" style:font-size-complex="10pt"/>
    </style:style>
    <style:style style:name="P39" style:family="paragraph" style:parent-style-name="Standard" style:list-style-name="WWNum1">
      <style:paragraph-properties fo:margin-left="0.635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.635cm"/>
        </style:tab-stops>
      </style:paragraph-properties>
    </style:style>
    <style:style style:name="P40" style:family="paragraph">
      <loext:graphic-properties draw:fill-color="#ffffff"/>
    </style:style>
    <style:style style:name="P41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3b02df"/>
    </style:style>
    <style:style style:name="T5" style:family="text">
      <style:text-properties style:font-name="Times New Roman" style:text-underline-style="solid" style:text-underline-width="auto" style:text-underline-color="font-color" officeooo:rsid="004303c1"/>
    </style:style>
    <style:style style:name="T6" style:family="text">
      <style:text-properties style:font-name="Times New Roman" style:text-underline-style="solid" style:text-underline-width="auto" style:text-underline-color="font-color" officeooo:rsid="0044704b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officeooo:rsid="003b02df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fe570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2be09" style:font-size-asian="10pt" style:font-size-complex="10pt"/>
    </style:style>
    <style:style style:name="T12" style:family="text">
      <style:text-properties style:font-name="Times New Roman" fo:font-size="10pt" style:text-underline-style="solid" style:text-underline-width="auto" style:text-underline-color="font-color" officeooo:rsid="00142fd9" style:font-size-asian="10pt" style:font-size-complex="10pt"/>
    </style:style>
    <style:style style:name="T13" style:family="text">
      <style:text-properties style:font-name="Times New Roman" fo:font-size="10pt" style:text-underline-style="solid" style:text-underline-width="auto" style:text-underline-color="font-color" officeooo:rsid="003b02df" style:font-size-asian="10pt" style:font-size-complex="10pt"/>
    </style:style>
    <style:style style:name="T14" style:family="text">
      <style:text-properties style:font-name="Times New Roman" fo:font-size="10pt" style:text-underline-style="solid" style:text-underline-width="auto" style:text-underline-color="font-color" officeooo:rsid="003d8e83" style:font-size-asian="10pt" style:font-size-complex="10pt"/>
    </style:style>
    <style:style style:name="T15" style:family="text">
      <style:text-properties style:font-name="Times New Roman" fo:font-size="10pt" style:text-underline-style="solid" style:text-underline-width="auto" style:text-underline-color="font-color" officeooo:rsid="0041e76c" style:font-size-asian="10pt" style:font-size-complex="10pt"/>
    </style:style>
    <style:style style:name="T16" style:family="text">
      <style:text-properties style:font-name="Times New Roman" fo:font-size="10pt" style:text-underline-style="solid" style:text-underline-width="auto" style:text-underline-color="font-color" officeooo:rsid="004303c1" style:font-size-asian="10pt" style:font-size-complex="10pt"/>
    </style:style>
    <style:style style:name="T17" style:family="text">
      <style:text-properties style:font-name="Times New Roman" fo:font-size="10pt" style:text-underline-style="solid" style:text-underline-width="auto" style:text-underline-color="font-color" officeooo:rsid="0044704b" style:font-size-asian="10pt" style:font-size-complex="10pt"/>
    </style:style>
    <style:style style:name="T18" style:family="text">
      <style:text-properties style:font-name="Times New Roman" fo:font-size="10pt" fo:language="en" fo:country="US" style:font-size-asian="10pt" style:font-size-complex="10pt"/>
    </style:style>
    <style:style style:name="T19" style:family="text">
      <style:text-properties style:font-name="Times New Roman" fo:font-size="10pt" fo:language="en" fo:country="US" officeooo:rsid="000fe570" style:font-size-asian="10pt" style:font-size-complex="10pt"/>
    </style:style>
    <style:style style:name="T20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21" style:family="text">
      <style:text-properties style:font-name="Times New Roman" fo:font-size="10pt" fo:language="en" fo:country="US" style:text-underline-style="solid" style:text-underline-width="auto" style:text-underline-color="font-color" officeooo:rsid="000fe570" style:font-size-asian="10pt" style:font-size-complex="10pt"/>
    </style:style>
    <style:style style:name="T22" style:family="text">
      <style:text-properties style:font-name="Times New Roman" fo:font-size="10pt" fo:language="en" fo:country="US" style:text-underline-style="solid" style:text-underline-width="auto" style:text-underline-color="font-color" officeooo:rsid="004303c1" style:font-size-asian="10pt" style:font-size-complex="10pt"/>
    </style:style>
    <style:style style:name="T23" style:family="text">
      <style:text-properties style:font-name="Times New Roman" fo:font-size="10pt" fo:language="en" fo:country="US" style:text-underline-style="solid" style:text-underline-width="auto" style:text-underline-color="font-color" officeooo:rsid="0044704b" style:font-size-asian="10pt" style:font-size-complex="10pt"/>
    </style:style>
    <style:style style:name="T24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26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7" style:family="text">
      <style:text-properties fo:color="#808080"/>
    </style:style>
    <style:style style:name="T28" style:family="text">
      <style:text-properties fo:color="#808080" style:font-name="Times New Roman" fo:font-size="10pt" style:text-underline-style="solid" style:text-underline-width="auto" style:text-underline-color="font-color" officeooo:rsid="004303c1" style:font-size-asian="10pt" style:font-size-complex="10pt"/>
    </style:style>
    <style:style style:name="T29" style:family="text">
      <style:text-properties fo:color="#808080" style:font-name="DejaVu Sans Mono1"/>
    </style:style>
    <style:style style:name="T30" style:family="text">
      <style:text-properties fo:color="#bbb529"/>
    </style:style>
    <style:style style:name="T31" style:family="text">
      <style:text-properties fo:color="#6a8759"/>
    </style:style>
    <style:style style:name="T32" style:family="text">
      <style:text-properties fo:color="#6a8759" style:font-name="DejaVu Sans Mono1"/>
    </style:style>
    <style:style style:name="T33" style:family="text">
      <style:text-properties fo:color="#cc7832"/>
    </style:style>
    <style:style style:name="T34" style:family="text">
      <style:text-properties fo:color="#cc7832" fo:font-weight="bold"/>
    </style:style>
    <style:style style:name="T35" style:family="text">
      <style:text-properties fo:color="#cc7832" style:font-name="DejaVu Sans Mono1"/>
    </style:style>
    <style:style style:name="T36" style:family="text">
      <style:text-properties fo:color="#cc7832" style:font-name="DejaVu Sans Mono1" fo:font-weight="bold"/>
    </style:style>
    <style:style style:name="T37" style:family="text">
      <style:text-properties fo:color="#b5b6e3"/>
    </style:style>
    <style:style style:name="T38" style:family="text">
      <style:text-properties fo:color="#b5b6e3" style:font-name="DejaVu Sans Mono1"/>
    </style:style>
    <style:style style:name="T39" style:family="text">
      <style:text-properties style:font-name="DejaVu Sans Mono1"/>
    </style:style>
    <style:style style:name="T40" style:family="text">
      <style:text-properties fo:color="#9373a5" style:font-name="DejaVu Sans Mono1"/>
    </style:style>
    <style:style style:name="T41" style:family="text">
      <style:text-properties fo:color="#b9bcd1"/>
    </style:style>
    <style:style style:name="T42" style:family="text">
      <style:text-properties fo:color="#b9bcd1" style:font-name="DejaVu Sans Mono1"/>
    </style:style>
    <style:style style:name="T43" style:family="text">
      <style:text-properties fo:color="#ffc66d"/>
    </style:style>
    <style:style style:name="T44" style:family="text">
      <style:text-properties fo:color="#6897bb"/>
    </style:style>
    <style:style style:name="T45" style:family="text">
      <style:text-properties fo:color="#6897bb" style:font-name="DejaVu Sans Mono1"/>
    </style:style>
    <style:style style:name="T46" style:family="text">
      <style:text-properties fo:color="#908b25"/>
    </style:style>
    <style:style style:name="T47" style:family="text">
      <style:text-properties fo:color="#908b25" style:font-name="DejaVu Sans Mono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style-name="gr2" draw:text-style-name="P41" svg:width="0.101cm" svg:height="0.101cm" svg:x="0cm" svg:y="0cm">
        <draw:image xlink:href="">
          <text:p/>
        </draw:image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<field:fieldmark-start text:name="__Fieldmark__6533_573150776" field:type="SHAPE  \* MERGEFORMAT"/><field:fieldmark-end/><draw:frame draw:style-name="fr1" draw:name="Изображение1" text:anchor-type="as-char" svg:width="1.905cm" svg:height="2.2cm" draw:z-index="1"><draw:image xlink:href="Pictures/2000000C00002E9D000036788037AF8A4909B349.wmf" xlink:type="simple" xlink:show="embed" xlink:actuate="onLoad"/></draw:frame><draw:custom-shape text:anchor-type="char" draw:z-index="0" draw:style-name="gr1" draw:text-style-name="P40" svg:width="1.906cm" svg:height="2.223cm" svg:x="0cm" svg:y="0cm"><text:p/><draw:enhanced-geometry svg:viewBox="0 0 21600 21600" draw:type="rectangle" draw:enhanced-path="M 0 0 L 21600 0 21600 21600 0 21600 0 0 Z N"/></draw:custom-shape></text:p>
          </table:table-cell>
          <table:table-cell table:style-name="Таблица1.B1" office:value-type="string">
            <text:p text:style-name="P6"><text:span text:style-name="T2">Отчёт по лабораторной работе</text:span><text:span text:style-name="T1"> №</text:span><text:span text:style-name="T3"><text:tab/></text:span><text:span text:style-name="T4">2</text:span><text:span text:style-name="T6">5-26</text:span><text:span text:style-name="T3"><text:tab/></text:span><text:span text:style-name="T1"> по курсу </text:span><text:span text:style-name="T3"><text:tab/>1<text:tab/></text:span></text:p>
            <text:p text:style-name="P7"><text:span text:style-name="T7">студента группы </text:span><text:span text:style-name="T10">102</text:span><text:span text:style-name="T7"> <text:s text:c="2"/></text:span><text:span text:style-name="T9"><text:tab/></text:span><text:span text:style-name="T10">Баталова М.А.</text:span><text:span text:style-name="T9"><text:tab/><text:tab/><text:tab/></text:span><text:span text:style-name="T7">, № по списку <text:s/></text:span><text:span text:style-name="T9"><text:tab/></text:span><text:span text:style-name="T13">2</text:span><text:span text:style-name="T9"><text:tab/></text:span></text:p>
            <text:p text:style-name="P7"><text:span text:style-name="T7">Адреса </text:span><text:span text:style-name="T18">www</text:span><text:span text:style-name="T7">, </text:span><text:span text:style-name="T18">e</text:span><text:span text:style-name="T7">-</text:span><text:span text:style-name="T18">mail</text:span><text:span text:style-name="T7">, </text:span><text:span text:style-name="T18">jabber</text:span><text:span text:style-name="T7">, </text:span><text:span text:style-name="T18">skype</text:span><text:span text:style-name="T7"> </text:span><text:span text:style-name="T9"><text:tab/></text:span><text:span text:style-name="T21">etrymax@gmail.com</text:span><text:span text:style-name="T9"><text:tab/><text:tab/><text:tab/><text:tab/></text:span></text:p>
            <text:p text:style-name="P7"><text:span text:style-name="T7">Работа выполнена: “</text:span><text:span text:style-name="T9"> </text:span><text:span text:style-name="T15">10</text:span><text:span text:style-name="T9"> <text:s text:c="2"/></text:span><text:span text:style-name="T7">“ </text:span><text:span text:style-name="T9"><text:tab/></text:span><text:span text:style-name="T14"> </text:span><text:span text:style-name="T16">июня</text:span><text:span text:style-name="T9"><text:tab/><text:tab/></text:span><text:span text:style-name="T7"> 201</text:span><text:span text:style-name="T8">9</text:span><text:span text:style-name="T9"><text:tab/></text:span><text:span text:style-name="T7">г.<text:tab/><text:tab/></text:span></text:p>
            <text:p text:style-name="P7"><text:span text:style-name="T7">Преподаватель:</text:span><text:span text:style-name="T9"><text:tab/><text:tab/></text:span><text:span text:style-name="T7"> каф.806 </text:span><text:span text:style-name="T9"><text:tab/>Ефименко Н.А.<text:tab/><text:tab/><text:tab/><text:tab/></text:span></text:p>
            <text:p text:style-name="P7"><text:span text:style-name="T7">Входной контроль знаний с оценкой </text:span><text:span text:style-name="T9"><text:tab/><text:tab/><text:tab/><text:tab/><text:tab/></text:span></text:p>
            <text:p text:style-name="P7"><text:span text:style-name="T7">Отчёт сдан “</text:span><text:span text:style-name="T9"> <text:s text:c="2"/></text:span><text:span text:style-name="T7">“ </text:span><text:span text:style-name="T9"><text:tab/><text:tab/></text:span><text:span text:style-name="T7"> 201</text:span><text:span text:style-name="T8">9г</text:span><text:span text:style-name="T7">., итоговая оценка </text:span><text:span text:style-name="T9"><text:tab/><text:tab/></text:span></text:p>
            <text:p text:style-name="P7"><text:span text:style-name="T7">Подпись преподавателя </text:span><text:span text:style-name="T9"><text:tab/><text:tab/><text:tab/><text:tab/></text:span></text:p>
          </table:table-cell>
        </table:table-row>
      </table:table>
      <text:p text:style-name="P8"/>
      <text:list xml:id="list8193084734031851091" text:style-name="WWNum1">
        <text:list-item>
          <text:p text:style-name="P35"><text:span text:style-name="T24">Тема</text:span><text:span text:style-name="T7">: <text:s/></text:span><text:span text:style-name="T23">Модульное программирование</text:span></text:p>
        </text:list-item>
        <text:list-item>
          <text:p text:style-name="P36"><text:span text:style-name="T24">Цель работы</text:span><text:span text:style-name="T7">: <text:s/></text:span><text:span text:style-name="T13">Научится </text:span><text:span text:style-name="T17">работать с make</text:span></text:p>
        </text:list-item>
      </text:list>
      <text:p text:style-name="P9"/>
      <text:list xml:id="list213354724095114" text:continue-numbering="true" text:style-name="WWNum1">
        <text:list-item>
          <text:p text:style-name="P34"><text:span text:style-name="T24">Задание</text:span><text:span text:style-name="T7"> (</text:span><text:span text:style-name="T25">вариант №</text:span><text:span text:style-name="T7">): </text:span></text:p>
          <text:p text:style-name="P37"/>
        </text:list-item>
      </text:list>
      <text:p text:style-name="P9"/>
      <text:list xml:id="list213354963770023" text:continue-numbering="true" text:style-name="WWNum1">
        <text:list-item>
          <text:p text:style-name="P34"><text:span text:style-name="T24">Оборудование</text:span><text:span text:style-name="T7"> (</text:span><text:span text:style-name="T25">лабораторное</text:span><text:span text:style-name="T7">):</text:span></text:p>
        </text:list-item>
      </text:list>
      <text:p text:style-name="P21"><text:span text:style-name="T7">ЭВМ </text:span><text:span text:style-name="T9"><text:tab/><text:tab/></text:span><text:span text:style-name="T7">, процессор </text:span><text:span text:style-name="T9"><text:tab/><text:tab/></text:span><text:span text:style-name="T7">, имя узла сети </text:span><text:span text:style-name="T9"><text:tab/><text:tab/><text:tab/></text:span><text:span text:style-name="T7"> с ОП </text:span><text:span text:style-name="T9"><text:tab/><text:tab/> <text:s text:c="8"/></text:span><text:span text:style-name="T7"><text:s/>МБ</text:span></text:p>
      <text:p text:style-name="P23"><text:span text:style-name="T7">НМД </text:span><text:span text:style-name="T9"><text:tab/><text:tab/></text:span><text:span text:style-name="T7"> ГБ. <text:s/>Терминал </text:span><text:span text:style-name="T9"><text:tab/><text:tab/></text:span><text:span text:style-name="T7"> адрес </text:span><text:span text:style-name="T9"><text:tab/><text:tab/><text:tab/></text:span><text:span text:style-name="T7">. Принтер </text:span><text:span text:style-name="T9"><text:tab/><text:tab/><text:tab/></text:span></text:p>
      <text:p text:style-name="P23"><text:span text:style-name="T7">Другие устройства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7">Оборудование ПЭВМ студента, если использовалось:</text:p>
      <text:p text:style-name="P23"><text:span text:style-name="T7">Процессор</text:span><text:span text:style-name="T18"> </text:span><text:span text:style-name="T20"><text:tab/>Intel </text:span><text:span text:style-name="T21">pentium n4200</text:span><text:span text:style-name="T18">, </text:span><text:span text:style-name="T7">ОП</text:span><text:span text:style-name="T18"> </text:span><text:span text:style-name="T21">5900</text:span><text:span text:style-name="T18"> </text:span><text:span text:style-name="T7">МБ</text:span><text:span text:style-name="T18">, </text:span><text:span text:style-name="T7">НМД</text:span><text:span text:style-name="T18"> </text:span><text:span text:style-name="T21">5.7</text:span><text:span text:style-name="T20"><text:tab/></text:span><text:span text:style-name="T18"> </text:span><text:span text:style-name="T19">ГБ</text:span><text:span text:style-name="T18">. </text:span><text:span text:style-name="T7">Монитор </text:span><text:span text:style-name="T9"><text:tab/></text:span><text:span text:style-name="T20">TFT</text:span><text:span text:style-name="T9">, встроенный<text:tab/></text:span></text:p>
      <text:p text:style-name="P23"><text:span text:style-name="T7">Другие устройства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213355771902329" text:continue-numbering="true" text:style-name="WWNum1">
        <text:list-item>
          <text:p text:style-name="P34"><text:span text:style-name="T24">Программное обеспечение</text:span><text:span text:style-name="T7"> (</text:span><text:span text:style-name="T25">лабораторное</text:span><text:span text:style-name="T7">):</text:span></text:p>
        </text:list-item>
      </text:list>
      <text:p text:style-name="P21"><text:span text:style-name="T7">Операционная система семейства </text:span><text:span text:style-name="T9"><text:tab/><text:tab/></text:span><text:span text:style-name="T7">, наименование </text:span><text:span text:style-name="T9"><text:tab/><text:tab/><text:tab/><text:tab/></text:span><text:span text:style-name="T7"> версия </text:span><text:span text:style-name="T9"><text:tab/><text:tab/></text:span></text:p>
      <text:p text:style-name="P21"><text:span text:style-name="T7">Интерпретатор команд </text:span><text:span text:style-name="T9"><text:tab/><text:tab/><text:tab/><text:tab/><text:tab/><text:tab/><text:tab/></text:span><text:span text:style-name="T7"> версия </text:span><text:span text:style-name="T9"><text:tab/><text:tab/><text:tab/></text:span></text:p>
      <text:p text:style-name="P21"><text:span text:style-name="T7">Система программирования </text:span><text:span text:style-name="T9"><text:tab/><text:tab/><text:tab/><text:tab/><text:tab/><text:tab/><text:tab/></text:span><text:span text:style-name="T7"> версия </text:span><text:span text:style-name="T9"><text:tab/><text:tab/><text:tab/></text:span></text:p>
      <text:p text:style-name="P21"><text:span text:style-name="T7">Редактор текстов </text:span><text:span text:style-name="T9"><text:tab/><text:tab/><text:tab/><text:tab/><text:tab/><text:tab/><text:tab/><text:tab/></text:span><text:span text:style-name="T7"> версия </text:span><text:span text:style-name="T9"><text:tab/><text:tab/><text:tab/></text:span></text:p>
      <text:p text:style-name="P21"><text:span text:style-name="T7">Утилиты операционной системы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1"><text:span text:style-name="T7">Прикладные системы и программы </text:span><text:span text:style-name="T9"><text:tab/><text:tab/><text:tab/><text:tab/><text:tab/><text:tab/><text:tab/><text:tab/><text:tab/></text:span></text:p>
      <text:p text:style-name="P21"><text:span text:style-name="T7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8">Программное обеспечение ЭВМ студента, если использовалось:</text:p>
      <text:p text:style-name="P21"><text:span text:style-name="T7">Операционная система семейства </text:span><text:span text:style-name="T9"><text:tab/></text:span><text:span text:style-name="T20">UNIX</text:span><text:span text:style-name="T9"><text:tab/></text:span><text:span text:style-name="T7">, наименование </text:span><text:span text:style-name="T9"><text:tab/></text:span><text:span text:style-name="T21">Debian</text:span><text:span text:style-name="T9"><text:tab/></text:span><text:span text:style-name="T7"> версия </text:span><text:span text:style-name="T9"><text:tab/></text:span><text:span text:style-name="T10">9.5</text:span><text:span text:style-name="T9"><text:tab/></text:span></text:p>
      <text:p text:style-name="P21"><text:span text:style-name="T7">Интерпретатор команд </text:span><text:span text:style-name="T9"><text:tab/></text:span><text:span text:style-name="T10">bash</text:span><text:span text:style-name="T9"><text:tab/><text:tab/><text:tab/><text:tab/><text:tab/><text:tab/></text:span><text:span text:style-name="T7"> версия </text:span><text:span text:style-name="T9"><text:tab/></text:span><text:span text:style-name="T10">4.4.12</text:span><text:span text:style-name="T9"><text:tab/><text:tab/></text:span></text:p>
      <text:p text:style-name="P21"><text:span text:style-name="T7">Система программирования </text:span><text:span text:style-name="T9"><text:tab/><text:tab/><text:tab/><text:tab/><text:tab/><text:tab/><text:tab/></text:span><text:span text:style-name="T7"> версия </text:span><text:span text:style-name="T9"><text:tab/><text:tab/><text:tab/></text:span></text:p>
      <text:p text:style-name="P21"><text:span text:style-name="T7">Редактор текстов </text:span><text:span text:style-name="T9"><text:tab/><text:tab/></text:span><text:span text:style-name="T21">nano</text:span><text:span text:style-name="T9"><text:tab/><text:tab/><text:tab/><text:tab/><text:tab/><text:tab/></text:span><text:span text:style-name="T7"> версия </text:span><text:span text:style-name="T9"><text:tab/></text:span><text:span text:style-name="T20"> <text:s text:c="2"/></text:span><text:span text:style-name="T9"><text:tab/></text:span></text:p>
      <text:p text:style-name="P21"><text:soft-page-break/><text:span text:style-name="T7">Утилиты операционной системы 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1"><text:span text:style-name="T7">Прикладные системы и программы </text:span><text:span text:style-name="T9"><text:tab/><text:tab/><text:tab/><text:tab/><text:tab/><text:tab/><text:tab/><text:tab/><text:tab/></text:span></text:p>
      <text:p text:style-name="P21"><text:span text:style-name="T7">Местонахождения и имена файлов программ и данных </text:span><text:span text:style-name="T9"><text:tab/><text:tab/><text:tab/><text:tab/><text:tab/><text:tab/><text:tab/><text:tab/><text:tab/><text:tab/><text:tab/><text:tab/><text:tab/><text:tab/><text:tab/><text:tab/><text:tab/><text:tab/><text:tab/></text:span></text:p>
      <text:p text:style-name="P26"/>
      <text:p text:style-name="P26"/>
      <text:p text:style-name="P26"/>
      <text:p text:style-name="P26"/>
      <text:p text:style-name="P26"/>
      <text:p text:style-name="P26"/>
      <text:list xml:id="list213353979909367" text:continue-numbering="true" text:style-name="WWNum1">
        <text:list-item>
          <text:p text:style-name="P34"><text:span text:style-name="T24">Идея, метод, алгоритм</text:span><text:span text:style-name="T7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  <text:p text:style-name="P38">Составляем дерево исходного выражения через стек, преобразовываем дерево.</text:p>
        </text:list-item>
      </text:list>
      <text:p text:style-name="P30"><text:s text:c="5"/></text:p>
      <text:p text:style-name="P31"/>
      <text:list xml:id="list213355712057206" text:continue-numbering="true" text:style-name="WWNum1">
        <text:list-item>
          <text:p text:style-name="P34"><text:span text:style-name="T24">Сценарий выполнения работы</text:span><text:span text:style-name="T7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1"/>
      <text:p text:style-name="P32">Main.c</text:p>
      <text:p text:style-name="Standard"><text:span text:style-name="T30">#include </text:span><text:span text:style-name="T31">"sort.h"</text:span></text:p>
      <text:p text:style-name="Standard"><text:span text:style-name="T30">#include </text:span><text:span text:style-name="T31">"udt.h"</text:span></text:p>
      <text:p text:style-name="Standard"><text:span text:style-name="T34">int </text:span><text:span text:style-name="T43">main</text:span>() {</text:p>
      <text:p text:style-name="Standard"><text:s text:c="4"/><text:span text:style-name="T42">Udt</text:span><text:span text:style-name="T39">* list = udtCreate()</text:span><text:span text:style-name="T35">;</text:span></text:p>
      <text:p text:style-name="Standard"><text:span text:style-name="T33"><text:s text:c="4"/></text:span><text:span text:style-name="T36">int </text:span><text:span text:style-name="T39">action = -</text:span><text:span text:style-name="T45">100</text:span><text:span text:style-name="T35">;</text:span></text:p>
      <text:p text:style-name="Standard"><text:span text:style-name="T33"><text:s text:c="4"/></text:span><text:span text:style-name="T36">while </text:span><text:span text:style-name="T39">(action != </text:span><text:span text:style-name="T45">7</text:span><text:span text:style-name="T39">) {</text:span></text:p>
      <text:p text:style-name="Standard"><text:s text:c="8"/><text:span text:style-name="T39">scanf(</text:span><text:span text:style-name="T32">"</text:span><text:span text:style-name="T35">%d</text:span><text:span text:style-name="T32">"</text:span><text:span text:style-name="T35">, </text:span><text:span text:style-name="T39">&amp;action)</text:span><text:span text:style-name="T35">;</text:span></text:p>
      <text:p text:style-name="Standard"><text:span text:style-name="T33"><text:s text:c="8"/></text:span><text:span text:style-name="T36">switch </text:span><text:span text:style-name="T39">(action) {</text:span></text:p>
      <text:p text:style-name="Standard"><text:s text:c="12"/><text:span text:style-name="T29">//добавление элемента в список</text:span></text:p>
      <text:p text:style-name="Standard"><text:span text:style-name="T27"><text:s text:c="12"/></text:span><text:span text:style-name="T36">case </text:span><text:span text:style-name="T45">1</text:span><text:span text:style-name="T39">: {</text:span></text:p>
      <text:p text:style-name="Standard"><text:s text:c="16"/><text:span text:style-name="T36">int </text:span><text:span text:style-name="T39">key = </text:span><text:span text:style-name="T45">0</text:span><text:span text:style-name="T35">;</text:span></text:p>
      <text:p text:style-name="Standard"><text:span text:style-name="T33"><text:s text:c="16"/></text:span><text:span text:style-name="T39">scanf(</text:span><text:span text:style-name="T32">"</text:span><text:span text:style-name="T35">%d</text:span><text:span text:style-name="T32">"</text:span><text:span text:style-name="T35">,</text:span><text:span text:style-name="T39">&amp;key)</text:span><text:span text:style-name="T35">;</text:span></text:p>
      <text:p text:style-name="Standard"><text:span text:style-name="T33"><text:s text:c="16"/></text:span><text:span text:style-name="T36">int </text:span><text:span text:style-name="T39">d = </text:span><text:span text:style-name="T45">0</text:span><text:span text:style-name="T35">;</text:span></text:p>
      <text:p text:style-name="Standard"><text:span text:style-name="T33"><text:s text:c="16"/></text:span><text:span text:style-name="T39">scanf(</text:span><text:span text:style-name="T32">"</text:span><text:span text:style-name="T35">%d</text:span><text:span text:style-name="T32">"</text:span><text:span text:style-name="T35">,</text:span><text:span text:style-name="T39">&amp;d)</text:span><text:span text:style-name="T35">;</text:span></text:p>
      <text:p text:style-name="Standard"><text:span text:style-name="T33"><text:s text:c="16"/></text:span><text:span text:style-name="T36">int </text:span><text:span text:style-name="T39">data = d</text:span><text:span text:style-name="T35">;</text:span></text:p>
      <text:p text:style-name="Standard"><text:span text:style-name="T33"><text:s text:c="16"/></text:span><text:span text:style-name="T42">Item</text:span><text:span text:style-name="T39">* item = createNewItem(key</text:span><text:span text:style-name="T35">, </text:span><text:span text:style-name="T39">data)</text:span><text:span text:style-name="T35">;</text:span></text:p>
      <text:p text:style-name="Standard"><text:span text:style-name="T33"><text:s text:c="16"/></text:span><text:span text:style-name="T39">udtInsert(list</text:span><text:span text:style-name="T35">, </text:span><text:span text:style-name="T39">udtSize(list)</text:span><text:span text:style-name="T35">, </text:span><text:span text:style-name="T39">item)</text:span><text:span text:style-name="T35">;</text:span></text:p>
      <text:p text:style-name="Standard"><text:span text:style-name="T33"><text:s text:c="16"/></text:span><text:span text:style-name="T36">break</text:span><text:span text:style-name="T35">;</text:span></text:p>
      <text:p text:style-name="Standard"><text:span text:style-name="T33"><text:s text:c="12"/></text:span><text:span text:style-name="T39">}</text:span></text:p>
      <text:p text:style-name="Standard"><text:s text:c="12"/><text:span text:style-name="T36">case </text:span><text:span text:style-name="T45">2</text:span><text:span text:style-name="T39">:</text:span></text:p>
      <text:p text:style-name="Standard"><text:s text:c="16"/><text:span text:style-name="T39">udtPrint(list)</text:span><text:span text:style-name="T35">;</text:span></text:p>
      <text:p text:style-name="Standard"><text:span text:style-name="T33"><text:s text:c="16"/></text:span><text:span text:style-name="T36">break</text:span><text:span text:style-name="T35">;</text:span></text:p>
      <text:p text:style-name="Standard"><text:span text:style-name="T33"><text:s text:c="12"/></text:span><text:span text:style-name="T36">case </text:span><text:span text:style-name="T45">3</text:span><text:span text:style-name="T39">: {</text:span></text:p>
      <text:p text:style-name="Standard"><text:s text:c="16"/><text:span text:style-name="T36">int </text:span><text:span text:style-name="T39">pos = </text:span><text:span text:style-name="T45">0</text:span><text:span text:style-name="T35">;</text:span></text:p>
      <text:p text:style-name="Standard"><text:span text:style-name="T33"><text:s text:c="16"/></text:span><text:span text:style-name="T39">scanf(</text:span><text:span text:style-name="T32">"</text:span><text:span text:style-name="T35">%d</text:span><text:span text:style-name="T32">"</text:span><text:span text:style-name="T35">, </text:span><text:span text:style-name="T39">&amp;pos)</text:span><text:span text:style-name="T35">;</text:span></text:p>
      <text:p text:style-name="Standard"><text:span text:style-name="T33"><text:s text:c="16"/></text:span><text:span text:style-name="T39">listRemove(list</text:span><text:span text:style-name="T35">,</text:span><text:span text:style-name="T39">pos)</text:span><text:span text:style-name="T35">;</text:span></text:p>
      <text:p text:style-name="Standard"><text:span text:style-name="T33"><text:s text:c="16"/></text:span><text:span text:style-name="T36">break</text:span><text:span text:style-name="T35">;</text:span></text:p>
      <text:p text:style-name="Standard"><text:span text:style-name="T33"><text:s text:c="12"/></text:span><text:span text:style-name="T39">}</text:span></text:p>
      <text:p text:style-name="Standard"><text:s text:c="12"/><text:span text:style-name="T36">case </text:span><text:span text:style-name="T45">4</text:span><text:span text:style-name="T39">:</text:span></text:p>
      <text:p text:style-name="Standard"><text:s text:c="16"/><text:span text:style-name="T39">printf(</text:span><text:span text:style-name="T32">"</text:span><text:span text:style-name="T35">%d</text:span><text:span text:style-name="T32">"</text:span><text:span text:style-name="T35">, </text:span><text:span text:style-name="T39">udtSize(list))</text:span><text:span text:style-name="T35">;</text:span></text:p>
      <text:p text:style-name="Standard"><text:span text:style-name="T33"><text:s text:c="16"/></text:span><text:span text:style-name="T36">break</text:span><text:span text:style-name="T35">;</text:span></text:p>
      <text:p text:style-name="Standard"><text:span text:style-name="T33"><text:s text:c="12"/></text:span><text:span text:style-name="T36">case </text:span><text:span text:style-name="T45">5</text:span><text:span text:style-name="T39">:</text:span></text:p>
      <text:p text:style-name="Standard"><text:s text:c="16"/><text:span text:style-name="T39">search(list)</text:span><text:span text:style-name="T35">;</text:span></text:p>
      <text:p text:style-name="Standard"><text:span text:style-name="T33"><text:s text:c="16"/></text:span><text:span text:style-name="T36">break</text:span><text:span text:style-name="T35">;</text:span></text:p>
      <text:p text:style-name="Standard"><text:soft-page-break/><text:span text:style-name="T33"><text:s text:c="12"/></text:span><text:span text:style-name="T36">case </text:span><text:span text:style-name="T45">6</text:span><text:span text:style-name="T39">:</text:span></text:p>
      <text:p text:style-name="Standard"><text:s text:c="16"/><text:span text:style-name="T39">sort(list)</text:span><text:span text:style-name="T35">;</text:span></text:p>
      <text:p text:style-name="Standard"><text:span text:style-name="T33"><text:s text:c="8"/></text:span><text:span text:style-name="T39">}</text:span></text:p>
      <text:p text:style-name="Standard"><text:s text:c="4"/><text:span text:style-name="T39">}</text:span></text:p>
      <text:p text:style-name="Standard">}</text:p>
      <text:p text:style-name="Standard"/>
      <text:p text:style-name="P33">makefile </text:p>
      <text:p text:style-name="Standard">build: main.o udt.o sort.o</text:p>
      <text:p text:style-name="Standard"><text:s text:c="3"/><text:span text:style-name="T39">gcc -o main main.o sort.o udt.o</text:span></text:p>
      <text:p text:style-name="Standard">sort.o: sort.c</text:p>
      <text:p text:style-name="Standard"><text:s text:c="3"/><text:span text:style-name="T39">gcc -c sort.c</text:span></text:p>
      <text:p text:style-name="Standard">main.o: main.c</text:p>
      <text:p text:style-name="Standard"><text:s text:c="3"/><text:span text:style-name="T39">gcc -c main.c</text:span></text:p>
      <text:p text:style-name="Standard">udt.o: udt.c</text:p>
      <text:p text:style-name="Standard"><text:s text:c="3"/><text:span text:style-name="T39">gcc -c udt.c</text:span></text:p>
      <text:p text:style-name="Standard">clean :</text:p>
      <text:p text:style-name="Standard"><text:s text:c="3"/><text:span text:style-name="T39">rm -f *.o main</text:span></text:p>
      <text:p text:style-name="Standard"><text:span text:style-name="T39"/></text:p>
      <text:p text:style-name="Standard">sort.c</text:p>
      <text:p text:style-name="Standard"><text:span text:style-name="T30">#include </text:span><text:span text:style-name="T31">"sort.h"</text:span></text:p>
      <text:p text:style-name="Standard"><text:span text:style-name="T34">void </text:span><text:span text:style-name="T43">sort</text:span>(<text:span text:style-name="T41">Udt</text:span>* list) {</text:p>
      <text:p text:style-name="Standard"><text:s text:c="4"/><text:span text:style-name="T36">for </text:span><text:span text:style-name="T39">(</text:span><text:span text:style-name="T36">int </text:span><text:span text:style-name="T39">i = </text:span><text:span text:style-name="T45">0</text:span><text:span text:style-name="T35">; </text:span><text:span text:style-name="T39">i &lt; udtSize(list)</text:span><text:span text:style-name="T35">; </text:span><text:span text:style-name="T39">++i) {</text:span></text:p>
      <text:p text:style-name="Standard"><text:s text:c="8"/><text:span text:style-name="T39">search(list)</text:span><text:span text:style-name="T35">;</text:span></text:p>
      <text:p text:style-name="Standard"><text:span text:style-name="T33"><text:s text:c="4"/></text:span><text:span text:style-name="T39">}</text:span></text:p>
      <text:p text:style-name="Standard">}</text:p>
      <text:p text:style-name="Standard"/>
      <text:p text:style-name="P33">sort.h</text:p>
      <text:p text:style-name="Standard"/>
      <text:p text:style-name="Standard"><text:span text:style-name="T30">#include </text:span><text:span text:style-name="T31">"udt.h"</text:span></text:p>
      <text:p text:style-name="Standard"><text:span text:style-name="T30">#ifndef </text:span><text:span text:style-name="T46">SORT_H</text:span></text:p>
      <text:p text:style-name="Standard"><text:span text:style-name="T30">#define </text:span><text:span text:style-name="T46">SORT_H</text:span></text:p>
      <text:p text:style-name="Standard"><text:span text:style-name="T34">void </text:span><text:span text:style-name="T43">sort</text:span>(<text:span text:style-name="T41">Udt</text:span>* list)<text:span text:style-name="T33">;</text:span></text:p>
      <text:p text:style-name="Standard"><text:span text:style-name="T30">#endif </text:span><text:span text:style-name="T27">//SORT_H</text:span></text:p>
      <text:p text:style-name="Standard"/>
      <text:p text:style-name="Standard">udt.c</text:p>
      <text:p text:style-name="Standard"/>
      <text:p text:style-name="Standard"><text:span text:style-name="T30">#include </text:span><text:span text:style-name="T31">&lt;stdlib.h&gt;</text:span></text:p>
      <text:p text:style-name="Standard"><text:span text:style-name="T30">#include </text:span><text:span text:style-name="T31">&lt;stdio.h&gt;</text:span></text:p>
      <text:p text:style-name="Standard"><text:span text:style-name="T30">#include </text:span><text:span text:style-name="T31">"udt.h"</text:span></text:p>
      <text:p text:style-name="Standard"><text:span text:style-name="T30">#define </text:span><text:span text:style-name="T46">Therminator </text:span>-<text:span text:style-name="T44">1</text:span></text:p>
      <text:p text:style-name="Standard"><text:span text:style-name="T34">typedef struct </text:span><text:span text:style-name="T37">_iterator </text:span>{</text:p>
      <text:p text:style-name="Standard"><text:s text:c="4"/><text:span text:style-name="T42">Item</text:span><text:span text:style-name="T39">* </text:span><text:span text:style-name="T40">curr</text:span><text:span text:style-name="T35">;</text:span></text:p>
      <text:p text:style-name="Standard">} <text:span text:style-name="T41">Iterator</text:span><text:span text:style-name="T33">;</text:span></text:p>
      <text:p text:style-name="Standard"><text:span text:style-name="T41">Item</text:span>* <text:span text:style-name="T43">createNewItem</text:span>(<text:span text:style-name="T34">int </text:span>key<text:span text:style-name="T33">, </text:span><text:span text:style-name="T34">int </text:span>data) {</text:p>
      <text:p text:style-name="Standard"><text:s text:c="4"/><text:span text:style-name="T42">Item</text:span><text:span text:style-name="T39">* item = (</text:span><text:span text:style-name="T42">Item</text:span><text:span text:style-name="T39">*)malloc(</text:span><text:span text:style-name="T36">sizeof</text:span><text:span text:style-name="T39">(</text:span><text:span text:style-name="T42">Item</text:span><text:span text:style-name="T39">))</text:span><text:span text:style-name="T35">;</text:span></text:p>
      <text:p text:style-name="Standard"><text:span text:style-name="T33"><text:s text:c="4"/></text:span><text:span text:style-name="T39">item-&gt;</text:span><text:span text:style-name="T40">data </text:span><text:span text:style-name="T39">= data</text:span><text:span text:style-name="T35">;</text:span></text:p>
      <text:p text:style-name="Standard"><text:span text:style-name="T33"><text:s text:c="4"/></text:span><text:span text:style-name="T39">item-&gt;</text:span><text:span text:style-name="T40">key </text:span><text:span text:style-name="T39">= key</text:span><text:span text:style-name="T35">;</text:span></text:p>
      <text:p text:style-name="Standard"><text:span text:style-name="T33"><text:s text:c="4"/></text:span><text:span text:style-name="T36">return </text:span><text:span text:style-name="T39">item</text:span><text:span text:style-name="T35">;</text:span></text:p>
      <text:p text:style-name="Standard">}</text:p>
      <text:p text:style-name="Standard"><text:span text:style-name="T41">Udt</text:span>* <text:span text:style-name="T43">udtCreate</text:span>() {</text:p>
      <text:p text:style-name="Standard"><text:s text:c="4"/><text:span text:style-name="T42">Udt </text:span><text:span text:style-name="T39">*list = (</text:span><text:span text:style-name="T42">Udt </text:span><text:span text:style-name="T39">*)malloc(</text:span><text:span text:style-name="T36">sizeof</text:span><text:span text:style-name="T39">(</text:span><text:span text:style-name="T42">Udt</text:span><text:span text:style-name="T39">))</text:span><text:span text:style-name="T35">;</text:span></text:p>
      <text:p text:style-name="Standard"><text:span text:style-name="T33"><text:s text:c="4"/></text:span><text:span text:style-name="T39">list-&gt;</text:span><text:span text:style-name="T40">begin </text:span><text:span text:style-name="T39">= createNewItem(</text:span><text:span text:style-name="T47">Therminator</text:span><text:span text:style-name="T35">, </text:span><text:span text:style-name="T47">Therminator</text:span><text:span text:style-name="T39">)</text:span><text:span text:style-name="T35">;</text:span></text:p>
      <text:p text:style-name="Standard"><text:span text:style-name="T33"><text:s text:c="4"/></text:span><text:span text:style-name="T36">return </text:span><text:span text:style-name="T39">list</text:span><text:span text:style-name="T35">;</text:span></text:p>
      <text:p text:style-name="Standard"><text:soft-page-break/>}</text:p>
      <text:p text:style-name="Standard"><text:span text:style-name="T41">Iterator</text:span>* <text:span text:style-name="T43">getIterator</text:span>(<text:span text:style-name="T41">Udt </text:span>*list) {</text:p>
      <text:p text:style-name="Standard"><text:s text:c="4"/><text:span text:style-name="T42">Iterator </text:span><text:span text:style-name="T39">*iterator = malloc(</text:span><text:span text:style-name="T36">sizeof</text:span><text:span text:style-name="T39">(</text:span><text:span text:style-name="T42">Iterator</text:span><text:span text:style-name="T39">))</text:span><text:span text:style-name="T35">;</text:span></text:p>
      <text:p text:style-name="Standard"><text:span text:style-name="T33"><text:s text:c="4"/></text:span><text:span text:style-name="T36">if </text:span><text:span text:style-name="T39">(iterator == </text:span><text:span text:style-name="T47">NULL</text:span><text:span text:style-name="T39">) {</text:span></text:p>
      <text:p text:style-name="Standard"><text:s text:c="8"/><text:span text:style-name="T39">printf(</text:span><text:span text:style-name="T32">"Ошибка при выделении памяти"</text:span><text:span text:style-name="T39">)</text:span><text:span text:style-name="T35">;</text:span></text:p>
      <text:p text:style-name="Standard"><text:span text:style-name="T33"><text:s text:c="8"/></text:span><text:span text:style-name="T36">return </text:span><text:span text:style-name="T47">NULL</text:span><text:span text:style-name="T35">;</text:span></text:p>
      <text:p text:style-name="Standard"><text:span text:style-name="T33"><text:s text:c="4"/></text:span><text:span text:style-name="T39">}</text:span></text:p>
      <text:p text:style-name="Standard"><text:s text:c="4"/><text:span text:style-name="T39">iterator-&gt;</text:span><text:span text:style-name="T40">curr </text:span><text:span text:style-name="T39">= list-&gt;</text:span><text:span text:style-name="T40">begin</text:span><text:span text:style-name="T35">;</text:span></text:p>
      <text:p text:style-name="Standard"><text:span text:style-name="T33"><text:s text:c="4"/></text:span><text:span text:style-name="T36">return </text:span><text:span text:style-name="T39">iterator</text:span><text:span text:style-name="T35">;</text:span></text:p>
      <text:p text:style-name="Standard">}</text:p>
      <text:p text:style-name="Standard"><text:span text:style-name="T34">void </text:span><text:span text:style-name="T43">itNext</text:span>(<text:span text:style-name="T41">Iterator </text:span>*iterator) {</text:p>
      <text:p text:style-name="Standard"><text:s text:c="4"/><text:span text:style-name="T39">iterator-&gt;</text:span><text:span text:style-name="T40">curr </text:span><text:span text:style-name="T39">= iterator-&gt;</text:span><text:span text:style-name="T40">curr</text:span><text:span text:style-name="T39">-&gt;</text:span><text:span text:style-name="T40">next</text:span><text:span text:style-name="T35">;</text:span></text:p>
      <text:p text:style-name="Standard">}</text:p>
      <text:p text:style-name="Standard"><text:span text:style-name="T41">Item</text:span>* <text:span text:style-name="T43">getNewTerminator</text:span>() {</text:p>
      <text:p text:style-name="Standard"><text:s text:c="4"/><text:span text:style-name="T42">Item</text:span><text:span text:style-name="T39">* item = createNewItem(</text:span><text:span text:style-name="T47">Therminator</text:span><text:span text:style-name="T35">, </text:span><text:span text:style-name="T47">Therminator</text:span><text:span text:style-name="T39">)</text:span><text:span text:style-name="T35">;</text:span></text:p>
      <text:p text:style-name="Standard"><text:span text:style-name="T33"><text:s text:c="4"/></text:span><text:span text:style-name="T36">return </text:span><text:span text:style-name="T39">item</text:span><text:span text:style-name="T35">;</text:span></text:p>
      <text:p text:style-name="Standard">}</text:p>
      <text:p text:style-name="Standard"><text:span text:style-name="T34">void </text:span><text:span text:style-name="T43">udtInsert</text:span>(<text:span text:style-name="T41">Udt </text:span>*list<text:span text:style-name="T33">, </text:span><text:span text:style-name="T34">int </text:span>position<text:span text:style-name="T33">, </text:span><text:span text:style-name="T41">Item </text:span>*item) {<text:span text:style-name="T27">//вставка после pos</text:span></text:p>
      <text:p text:style-name="Standard"><text:span text:style-name="T27"><text:s text:c="4"/></text:span><text:span text:style-name="T42">Iterator</text:span><text:span text:style-name="T39">* iterator = getIterator(list)</text:span><text:span text:style-name="T35">;</text:span></text:p>
      <text:p text:style-name="Standard"><text:span text:style-name="T33"><text:s text:c="4"/></text:span><text:span text:style-name="T36">for </text:span><text:span text:style-name="T39">(</text:span><text:span text:style-name="T36">int </text:span><text:span text:style-name="T39">i = </text:span><text:span text:style-name="T45">0</text:span><text:span text:style-name="T35">; </text:span><text:span text:style-name="T39">i &lt; position</text:span><text:span text:style-name="T35">; </text:span><text:span text:style-name="T39">++i) {</text:span></text:p>
      <text:p text:style-name="Standard"><text:s text:c="8"/><text:span text:style-name="T36">if </text:span><text:span text:style-name="T39">(iterator-&gt;</text:span><text:span text:style-name="T40">curr</text:span><text:span text:style-name="T39">-&gt;</text:span><text:span text:style-name="T40">data </text:span><text:span text:style-name="T39">== </text:span><text:span text:style-name="T47">Therminator</text:span><text:span text:style-name="T39">) </text:span><text:span text:style-name="T36">break</text:span><text:span text:style-name="T35">;</text:span></text:p>
      <text:p text:style-name="Standard"><text:span text:style-name="T33"><text:s text:c="8"/></text:span><text:span text:style-name="T39">itNext(iterator)</text:span><text:span text:style-name="T35">;</text:span></text:p>
      <text:p text:style-name="Standard"><text:span text:style-name="T33"><text:s text:c="4"/></text:span><text:span text:style-name="T39">}</text:span></text:p>
      <text:p text:style-name="Standard"><text:s text:c="4"/><text:span text:style-name="T36">if </text:span><text:span text:style-name="T39">(iterator-&gt;</text:span><text:span text:style-name="T40">curr</text:span><text:span text:style-name="T39">-&gt;</text:span><text:span text:style-name="T40">data </text:span><text:span text:style-name="T39">!= </text:span><text:span text:style-name="T47">Therminator</text:span><text:span text:style-name="T39">) {</text:span></text:p>
      <text:p text:style-name="Standard"><text:s text:c="8"/><text:span text:style-name="T42">Item </text:span><text:span text:style-name="T39">*afterInsert = iterator-&gt;</text:span><text:span text:style-name="T40">curr</text:span><text:span text:style-name="T39">-&gt;</text:span><text:span text:style-name="T40">next</text:span><text:span text:style-name="T35">;</text:span></text:p>
      <text:p text:style-name="Standard"><text:span text:style-name="T33"><text:s text:c="8"/></text:span><text:span text:style-name="T39">item-&gt;</text:span><text:span text:style-name="T40">next </text:span><text:span text:style-name="T39">= afterInsert</text:span><text:span text:style-name="T35">;</text:span></text:p>
      <text:p text:style-name="Standard"><text:span text:style-name="T33"><text:s text:c="8"/></text:span><text:span text:style-name="T39">iterator-&gt;</text:span><text:span text:style-name="T40">curr</text:span><text:span text:style-name="T39">-&gt;</text:span><text:span text:style-name="T40">next </text:span><text:span text:style-name="T39">= item</text:span><text:span text:style-name="T35">;</text:span></text:p>
      <text:p text:style-name="Standard"><text:span text:style-name="T33"><text:s text:c="4"/></text:span><text:span text:style-name="T39">} </text:span><text:span text:style-name="T36">else </text:span><text:span text:style-name="T39">{</text:span></text:p>
      <text:p text:style-name="Standard"><text:s text:c="8"/><text:span text:style-name="T39">*iterator-&gt;</text:span><text:span text:style-name="T40">curr </text:span><text:span text:style-name="T39">= *item</text:span><text:span text:style-name="T35">;</text:span></text:p>
      <text:p text:style-name="Standard"><text:span text:style-name="T33"><text:s text:c="4"/></text:span><text:span text:style-name="T39">}</text:span></text:p>
      <text:p text:style-name="Standard"><text:s text:c="4"/><text:span text:style-name="T36">if </text:span><text:span text:style-name="T39">(iterator-&gt;</text:span><text:span text:style-name="T40">curr</text:span><text:span text:style-name="T39">-&gt;</text:span><text:span text:style-name="T40">next </text:span><text:span text:style-name="T39">== </text:span><text:span text:style-name="T47">NULL</text:span><text:span text:style-name="T39">) iterator-&gt;</text:span><text:span text:style-name="T40">curr</text:span><text:span text:style-name="T39">-&gt;</text:span><text:span text:style-name="T40">next </text:span><text:span text:style-name="T39">= getNewTerminator()</text:span><text:span text:style-name="T35">;</text:span></text:p>
      <text:p text:style-name="Standard"><text:span text:style-name="T33"><text:s text:c="4"/></text:span><text:span text:style-name="T39">printf(</text:span><text:span text:style-name="T32">"Элемент </text:span><text:span text:style-name="T35">%d</text:span><text:span text:style-name="T32"> добавлен</text:span><text:span text:style-name="T35">\n</text:span><text:span text:style-name="T32">"</text:span><text:span text:style-name="T35">,</text:span><text:span text:style-name="T39">item-&gt;</text:span><text:span text:style-name="T40">data</text:span><text:span text:style-name="T39">)</text:span><text:span text:style-name="T35">;</text:span></text:p>
      <text:p text:style-name="Standard">}</text:p>
      <text:p text:style-name="Standard"><text:span text:style-name="T41">Item</text:span>* <text:span text:style-name="T43">get</text:span>(<text:span text:style-name="T41">Udt</text:span>* udt<text:span text:style-name="T33">, </text:span><text:span text:style-name="T34">int </text:span>pos) {</text:p>
      <text:p text:style-name="Standard"><text:s text:c="4"/><text:span text:style-name="T42">Iterator</text:span><text:span text:style-name="T39">* iterator = getIterator(udt)</text:span><text:span text:style-name="T35">;</text:span></text:p>
      <text:p text:style-name="Standard"><text:span text:style-name="T33"><text:s text:c="4"/></text:span><text:span text:style-name="T36">for </text:span><text:span text:style-name="T39">(</text:span><text:span text:style-name="T36">int </text:span><text:span text:style-name="T39">i = </text:span><text:span text:style-name="T45">0</text:span><text:span text:style-name="T35">; </text:span><text:span text:style-name="T39">i &lt; pos</text:span><text:span text:style-name="T35">; </text:span><text:span text:style-name="T39">++i) {</text:span></text:p>
      <text:p text:style-name="Standard"><text:s text:c="8"/><text:span text:style-name="T39">itNext(iterator)</text:span><text:span text:style-name="T35">;</text:span></text:p>
      <text:p text:style-name="Standard"><text:span text:style-name="T33"><text:s text:c="4"/></text:span><text:span text:style-name="T39">}</text:span></text:p>
      <text:p text:style-name="Standard"><text:s text:c="4"/><text:span text:style-name="T36">return </text:span><text:span text:style-name="T39">iterator-&gt;</text:span><text:span text:style-name="T40">curr</text:span><text:span text:style-name="T35">;</text:span></text:p>
      <text:p text:style-name="Standard">}</text:p>
      <text:p text:style-name="Standard"><text:span text:style-name="T34">void </text:span><text:span text:style-name="T43">udtPrint</text:span>(<text:span text:style-name="T41">Udt </text:span>*list) {</text:p>
      <text:p text:style-name="Standard"><text:s text:c="4"/><text:span text:style-name="T42">Iterator</text:span><text:span text:style-name="T39">* iterator = getIterator(list)</text:span><text:span text:style-name="T35">;</text:span></text:p>
      <text:p text:style-name="Standard"><text:span text:style-name="T33"><text:s text:c="4"/></text:span><text:span text:style-name="T36">while </text:span><text:span text:style-name="T39">(iterator-&gt;</text:span><text:span text:style-name="T40">curr</text:span><text:span text:style-name="T39">-&gt;</text:span><text:span text:style-name="T40">data</text:span><text:span text:style-name="T39">!= </text:span><text:span text:style-name="T47">Therminator</text:span><text:span text:style-name="T39">) {</text:span></text:p>
      <text:p text:style-name="Standard"><text:s text:c="8"/><text:span text:style-name="T39">printf(</text:span><text:span text:style-name="T32">"</text:span><text:span text:style-name="T35">%d %d \n</text:span><text:span text:style-name="T32">"</text:span><text:span text:style-name="T35">, <text:s/></text:span><text:span text:style-name="T39">iterator-&gt;</text:span><text:span text:style-name="T40">curr</text:span><text:span text:style-name="T39">-&gt;</text:span><text:span text:style-name="T40">key</text:span><text:span text:style-name="T35">, </text:span><text:span text:style-name="T39">iterator-&gt;</text:span><text:span text:style-name="T40">curr</text:span><text:span text:style-name="T39">-&gt;</text:span><text:span text:style-name="T40">data</text:span><text:span text:style-name="T39">)</text:span><text:span text:style-name="T35">;</text:span></text:p>
      <text:p text:style-name="Standard"><text:span text:style-name="T33"><text:s text:c="8"/></text:span><text:span text:style-name="T39">itNext(iterator)</text:span><text:span text:style-name="T35">;</text:span></text:p>
      <text:p text:style-name="Standard"><text:span text:style-name="T33"><text:s text:c="4"/></text:span><text:span text:style-name="T39">}</text:span></text:p>
      <text:p text:style-name="Standard">}</text:p>
      <text:p text:style-name="Standard"><text:span text:style-name="T34">void </text:span><text:span text:style-name="T43">listRemove</text:span>(<text:span text:style-name="T41">Udt</text:span>* list<text:span text:style-name="T33">, </text:span><text:span text:style-name="T34">int </text:span>pos) {</text:p>
      <text:p text:style-name="Standard"><text:s text:c="4"/><text:span text:style-name="T42">Iterator</text:span><text:span text:style-name="T39">* iterator = getIterator(list)</text:span><text:span text:style-name="T35">;</text:span></text:p>
      <text:p text:style-name="Standard"><text:span text:style-name="T33"><text:s text:c="4"/></text:span><text:span text:style-name="T42">Item</text:span><text:span text:style-name="T39">* prev = iterator-&gt;</text:span><text:span text:style-name="T40">curr</text:span><text:span text:style-name="T35">;</text:span></text:p>
      <text:p text:style-name="Standard"><text:span text:style-name="T33"><text:s text:c="4"/></text:span><text:span text:style-name="T36">for </text:span><text:span text:style-name="T39">(</text:span><text:span text:style-name="T36">int </text:span><text:span text:style-name="T39">i = </text:span><text:span text:style-name="T45">0</text:span><text:span text:style-name="T35">; </text:span><text:span text:style-name="T39">i &lt; pos - </text:span><text:span text:style-name="T45">1</text:span><text:span text:style-name="T35">; </text:span><text:span text:style-name="T39">++i) {</text:span></text:p>
      <text:p text:style-name="Standard"><text:soft-page-break/><text:s text:c="8"/><text:span text:style-name="T36">if </text:span><text:span text:style-name="T39">(iterator-&gt;</text:span><text:span text:style-name="T40">curr</text:span><text:span text:style-name="T39">-&gt;</text:span><text:span text:style-name="T40">data </text:span><text:span text:style-name="T39">== </text:span><text:span text:style-name="T47">Therminator</text:span><text:span text:style-name="T39">) {</text:span></text:p>
      <text:p text:style-name="Standard"><text:s text:c="12"/><text:span text:style-name="T39">printf(</text:span><text:span text:style-name="T32">"Выход за границы списка"</text:span><text:span text:style-name="T39">)</text:span><text:span text:style-name="T35">;</text:span></text:p>
      <text:p text:style-name="Standard"><text:span text:style-name="T33"><text:s text:c="12"/></text:span><text:span text:style-name="T36">return</text:span><text:span text:style-name="T35">;</text:span></text:p>
      <text:p text:style-name="Standard"><text:span text:style-name="T33"><text:s text:c="8"/></text:span><text:span text:style-name="T39">}</text:span></text:p>
      <text:p text:style-name="Standard"><text:s text:c="8"/><text:span text:style-name="T39">prev=iterator-&gt;</text:span><text:span text:style-name="T40">curr</text:span><text:span text:style-name="T35">;</text:span></text:p>
      <text:p text:style-name="Standard"><text:span text:style-name="T33"><text:s text:c="8"/></text:span><text:span text:style-name="T39">itNext(iterator)</text:span><text:span text:style-name="T35">;</text:span></text:p>
      <text:p text:style-name="Standard"><text:span text:style-name="T33"><text:s text:c="4"/></text:span><text:span text:style-name="T39">}</text:span></text:p>
      <text:p text:style-name="Standard"><text:s text:c="4"/><text:span text:style-name="T36">if </text:span><text:span text:style-name="T39">(pos == </text:span><text:span text:style-name="T45">1</text:span><text:span text:style-name="T39">) {</text:span></text:p>
      <text:p text:style-name="Standard"><text:s text:c="8"/><text:span text:style-name="T39">list-&gt;</text:span><text:span text:style-name="T40">begin </text:span><text:span text:style-name="T39">= iterator-&gt;</text:span><text:span text:style-name="T40">curr</text:span><text:span text:style-name="T39">-&gt;</text:span><text:span text:style-name="T40">next</text:span><text:span text:style-name="T35">;</text:span></text:p>
      <text:p text:style-name="Standard"><text:span text:style-name="T33"><text:s text:c="8"/></text:span><text:span text:style-name="T39">free(prev)</text:span><text:span text:style-name="T35">;</text:span></text:p>
      <text:p text:style-name="Standard"><text:span text:style-name="T33"><text:s text:c="4"/></text:span><text:span text:style-name="T39">} </text:span><text:span text:style-name="T36">else </text:span><text:span text:style-name="T39">{</text:span></text:p>
      <text:p text:style-name="Standard"><text:s text:c="8"/><text:span text:style-name="T39">prev-&gt;</text:span><text:span text:style-name="T40">next </text:span><text:span text:style-name="T39">= iterator-&gt;</text:span><text:span text:style-name="T40">curr</text:span><text:span text:style-name="T39">-&gt;</text:span><text:span text:style-name="T40">next</text:span><text:span text:style-name="T35">;</text:span></text:p>
      <text:p text:style-name="Standard"><text:span text:style-name="T33"><text:s text:c="8"/></text:span><text:span text:style-name="T39">free(iterator-&gt;</text:span><text:span text:style-name="T40">curr</text:span><text:span text:style-name="T39">)</text:span><text:span text:style-name="T35">;</text:span></text:p>
      <text:p text:style-name="Standard"><text:span text:style-name="T33"><text:s text:c="4"/></text:span><text:span text:style-name="T39">}</text:span></text:p>
      <text:p text:style-name="Standard">}</text:p>
      <text:p text:style-name="Standard"><text:span text:style-name="T34">int </text:span><text:span text:style-name="T43">udtSize</text:span>(<text:span text:style-name="T41">Udt </text:span>*list) {</text:p>
      <text:p text:style-name="Standard"><text:s text:c="4"/><text:span text:style-name="T42">Iterator</text:span><text:span text:style-name="T39">* it = getIterator(list)</text:span><text:span text:style-name="T35">;</text:span></text:p>
      <text:p text:style-name="Standard"><text:span text:style-name="T33"><text:s text:c="4"/></text:span><text:span text:style-name="T36">int </text:span><text:span text:style-name="T39">l = </text:span><text:span text:style-name="T45">0</text:span><text:span text:style-name="T35">;</text:span></text:p>
      <text:p text:style-name="Standard"><text:span text:style-name="T33"><text:s text:c="4"/></text:span><text:span text:style-name="T36">while </text:span><text:span text:style-name="T39">(it-&gt;</text:span><text:span text:style-name="T40">curr</text:span><text:span text:style-name="T39">-&gt;</text:span><text:span text:style-name="T40">data </text:span><text:span text:style-name="T39">!= </text:span><text:span text:style-name="T47">Therminator</text:span><text:span text:style-name="T39">) {</text:span></text:p>
      <text:p text:style-name="Standard"><text:s text:c="8"/><text:span text:style-name="T39">l ++</text:span><text:span text:style-name="T35">;</text:span></text:p>
      <text:p text:style-name="Standard"><text:span text:style-name="T33"><text:s text:c="8"/></text:span><text:span text:style-name="T39">itNext(it)</text:span><text:span text:style-name="T35">;</text:span></text:p>
      <text:p text:style-name="Standard"><text:span text:style-name="T33"><text:s text:c="4"/></text:span><text:span text:style-name="T39">}</text:span></text:p>
      <text:p text:style-name="Standard"><text:s text:c="4"/><text:span text:style-name="T36">return </text:span><text:span text:style-name="T39">l</text:span><text:span text:style-name="T35">;</text:span></text:p>
      <text:p text:style-name="Standard">}</text:p>
      <text:p text:style-name="Standard"><text:span text:style-name="T34">int </text:span><text:span text:style-name="T43">udtEmpty</text:span>(<text:span text:style-name="T34">const </text:span><text:span text:style-name="T41">Udt </text:span>*udt) {</text:p>
      <text:p text:style-name="Standard"><text:s text:c="4"/><text:span text:style-name="T36">return </text:span><text:span text:style-name="T39">(udt-&gt;</text:span><text:span text:style-name="T40">begin</text:span><text:span text:style-name="T39">-&gt;</text:span><text:span text:style-name="T40">key</text:span><text:span text:style-name="T39">==</text:span><text:span text:style-name="T47">Therminator </text:span><text:span text:style-name="T39">&amp;&amp; udt-&gt;</text:span><text:span text:style-name="T40">begin</text:span><text:span text:style-name="T39">-&gt;</text:span><text:span text:style-name="T40">data </text:span><text:span text:style-name="T39">== </text:span><text:span text:style-name="T47">Therminator </text:span><text:span text:style-name="T39">? </text:span><text:span text:style-name="T45">1</text:span><text:span text:style-name="T39">: </text:span><text:span text:style-name="T45">0</text:span><text:span text:style-name="T39">)</text:span><text:span text:style-name="T35">;</text:span></text:p>
      <text:p text:style-name="Standard">}</text:p>
      <text:p text:style-name="Standard"><text:span text:style-name="T34">void </text:span><text:span text:style-name="T43">udtPush</text:span>(<text:span text:style-name="T41">Udt </text:span>*udt<text:span text:style-name="T33">, </text:span><text:span text:style-name="T34">const </text:span><text:span text:style-name="T41">UDT_TYPE </text:span>value) {</text:p>
      <text:p text:style-name="Standard"><text:s text:c="4"/><text:span text:style-name="T39">udtInsert(udt</text:span><text:span text:style-name="T35">, </text:span><text:span text:style-name="T39">udtSize(udt)</text:span><text:span text:style-name="T35">, </text:span><text:span text:style-name="T39">createNewItem(value.</text:span><text:span text:style-name="T40">key</text:span><text:span text:style-name="T35">,</text:span><text:span text:style-name="T39">value.</text:span><text:span text:style-name="T40">data</text:span><text:span text:style-name="T39">))</text:span><text:span text:style-name="T35">;</text:span></text:p>
      <text:p text:style-name="Standard">}</text:p>
      <text:p text:style-name="Standard"><text:span text:style-name="T34">void </text:span><text:span text:style-name="T43">udtDestroy</text:span>(<text:span text:style-name="T41">Udt </text:span>*udt) {</text:p>
      <text:p text:style-name="Standard"><text:s text:c="4"/><text:span text:style-name="T36">while </text:span><text:span text:style-name="T39">(udt-&gt;</text:span><text:span text:style-name="T40">begin</text:span><text:span text:style-name="T39">-&gt;</text:span><text:span text:style-name="T40">next</text:span><text:span text:style-name="T39">-&gt;</text:span><text:span text:style-name="T40">data </text:span><text:span text:style-name="T39">!= </text:span><text:span text:style-name="T47">Therminator</text:span><text:span text:style-name="T39">) {</text:span></text:p>
      <text:p text:style-name="Standard"><text:s text:c="8"/><text:span text:style-name="T39">listRemove(udt</text:span><text:span text:style-name="T35">, </text:span><text:span text:style-name="T45">0</text:span><text:span text:style-name="T39">)</text:span><text:span text:style-name="T35">;</text:span></text:p>
      <text:p text:style-name="Standard"><text:span text:style-name="T33"><text:s text:c="4"/></text:span><text:span text:style-name="T39">}</text:span></text:p>
      <text:p text:style-name="Standard"><text:s text:c="4"/><text:span text:style-name="T39">udt-&gt;</text:span><text:span text:style-name="T40">begin</text:span><text:span text:style-name="T39">-&gt;</text:span><text:span text:style-name="T40">data </text:span><text:span text:style-name="T39">= </text:span><text:span text:style-name="T47">Therminator</text:span><text:span text:style-name="T35">;</text:span></text:p>
      <text:p text:style-name="Standard"><text:span text:style-name="T33"><text:s text:c="4"/></text:span><text:span text:style-name="T39">udt-&gt;</text:span><text:span text:style-name="T40">begin</text:span><text:span text:style-name="T39">-&gt;</text:span><text:span text:style-name="T40">key </text:span><text:span text:style-name="T39">= </text:span><text:span text:style-name="T47">Therminator</text:span><text:span text:style-name="T35">;</text:span></text:p>
      <text:p text:style-name="Standard"><text:span text:style-name="T33"><text:s text:c="4"/></text:span><text:span text:style-name="T39">udt-&gt;</text:span><text:span text:style-name="T40">begin</text:span><text:span text:style-name="T39">-&gt;</text:span><text:span text:style-name="T40">next </text:span><text:span text:style-name="T39">= getNewTerminator()</text:span><text:span text:style-name="T35">;</text:span></text:p>
      <text:p text:style-name="Standard">}</text:p>
      <text:p text:style-name="Standard"><text:span text:style-name="T34">void </text:span><text:span text:style-name="T43">search</text:span>(<text:span text:style-name="T41">Udt</text:span>* udt) {</text:p>
      <text:p text:style-name="Standard"><text:s text:c="4"/><text:span text:style-name="T36">for </text:span><text:span text:style-name="T39">(</text:span><text:span text:style-name="T36">int </text:span><text:span text:style-name="T39">i = </text:span><text:span text:style-name="T45">1</text:span><text:span text:style-name="T35">; </text:span><text:span text:style-name="T39">i &lt; udtSize(udt)</text:span><text:span text:style-name="T35">; </text:span><text:span text:style-name="T39">++i) {</text:span></text:p>
      <text:p text:style-name="Standard"><text:s text:c="8"/><text:span text:style-name="T36">if </text:span><text:span text:style-name="T39">(get(udt</text:span><text:span text:style-name="T35">, </text:span><text:span text:style-name="T39">i-</text:span><text:span text:style-name="T45">1</text:span><text:span text:style-name="T39">)-&gt;</text:span><text:span text:style-name="T40">data</text:span><text:span text:style-name="T39">&gt;get(udt</text:span><text:span text:style-name="T35">, </text:span><text:span text:style-name="T39">i)-&gt;</text:span><text:span text:style-name="T40">data</text:span><text:span text:style-name="T39">) {</text:span></text:p>
      <text:p text:style-name="Standard"><text:s text:c="12"/><text:span text:style-name="T42">Item</text:span><text:span text:style-name="T39">* prev = get(udt</text:span><text:span text:style-name="T35">, </text:span><text:span text:style-name="T39">i-</text:span><text:span text:style-name="T45">1</text:span><text:span text:style-name="T39">)</text:span><text:span text:style-name="T35">;</text:span></text:p>
      <text:p text:style-name="Standard"><text:span text:style-name="T33"><text:s text:c="12"/></text:span><text:span text:style-name="T42">Item</text:span><text:span text:style-name="T39">* curr = get(udt</text:span><text:span text:style-name="T35">, </text:span><text:span text:style-name="T39">i)</text:span><text:span text:style-name="T35">;</text:span></text:p>
      <text:p text:style-name="Standard"><text:span text:style-name="T33"><text:s text:c="12"/></text:span><text:span text:style-name="T39">prev-&gt;</text:span><text:span text:style-name="T40">next </text:span><text:span text:style-name="T39">= curr-&gt;</text:span><text:span text:style-name="T40">next</text:span><text:span text:style-name="T35">;</text:span></text:p>
      <text:p text:style-name="Standard"><text:span text:style-name="T33"><text:s text:c="12"/></text:span><text:span text:style-name="T39">curr-&gt;</text:span><text:span text:style-name="T40">next </text:span><text:span text:style-name="T39">= prev</text:span><text:span text:style-name="T35">;</text:span></text:p>
      <text:p text:style-name="Standard"><text:span text:style-name="T33"><text:s text:c="12"/></text:span><text:span text:style-name="T36">if </text:span><text:span text:style-name="T39">(i &gt; </text:span><text:span text:style-name="T45">1</text:span><text:span text:style-name="T39">)</text:span></text:p>
      <text:p text:style-name="Standard"><text:s text:c="16"/><text:span text:style-name="T39">get(udt</text:span><text:span text:style-name="T35">, </text:span><text:span text:style-name="T39">i-</text:span><text:span text:style-name="T45">2</text:span><text:span text:style-name="T39">)-&gt;</text:span><text:span text:style-name="T40">next</text:span><text:span text:style-name="T39">=curr</text:span><text:span text:style-name="T35">;</text:span></text:p>
      <text:p text:style-name="Standard"><text:span text:style-name="T33"><text:s text:c="12"/></text:span><text:span text:style-name="T36">else</text:span></text:p>
      <text:p text:style-name="Standard"><text:span text:style-name="T33"><text:s text:c="16"/></text:span><text:span text:style-name="T39">udt-&gt;</text:span><text:span text:style-name="T40">begin </text:span><text:span text:style-name="T39">= curr</text:span><text:span text:style-name="T35">;</text:span></text:p>
      <text:p text:style-name="Standard"><text:span text:style-name="T33"><text:s text:c="12"/></text:span><text:span text:style-name="T36">break</text:span><text:span text:style-name="T35">;</text:span></text:p>
      <text:p text:style-name="Standard"><text:span text:style-name="T33"><text:s text:c="8"/></text:span><text:span text:style-name="T39">}</text:span></text:p>
      <text:p text:style-name="Standard"><text:soft-page-break/><text:s text:c="4"/><text:span text:style-name="T39">}</text:span></text:p>
      <text:p text:style-name="Standard">}</text:p>
      <text:p text:style-name="Standard"/>
      <text:p text:style-name="P33">udt.h</text:p>
      <text:p text:style-name="Standard"/>
      <text:p text:style-name="Standard"><text:span text:style-name="T30">#ifndef </text:span><text:span text:style-name="T46">UDT_H</text:span></text:p>
      <text:p text:style-name="Standard"><text:span text:style-name="T30">#define </text:span><text:span text:style-name="T46">UDT_H</text:span></text:p>
      <text:p text:style-name="Standard"><text:span text:style-name="T30">#include </text:span><text:span text:style-name="T31">&lt;stdio.h&gt;</text:span></text:p>
      <text:p text:style-name="Standard"><text:span text:style-name="T30">#include </text:span><text:span text:style-name="T31">&lt;stdlib.h&gt;</text:span></text:p>
      <text:p text:style-name="Standard"><text:span text:style-name="T34">typedef struct </text:span><text:span text:style-name="T37">_Item</text:span></text:p>
      <text:p text:style-name="Standard">{</text:p>
      <text:p text:style-name="Standard"><text:s text:c="3"/><text:span text:style-name="T36">int </text:span><text:span text:style-name="T40">key</text:span><text:span text:style-name="T35">;</text:span></text:p>
      <text:p text:style-name="Standard"><text:span text:style-name="T33"><text:s text:c="3"/></text:span><text:span text:style-name="T36">int </text:span><text:span text:style-name="T40">data</text:span><text:span text:style-name="T35">;</text:span></text:p>
      <text:p text:style-name="Standard"><text:span text:style-name="T33"><text:s text:c="3"/></text:span><text:span text:style-name="T36">struct </text:span><text:span text:style-name="T38">_Item</text:span><text:span text:style-name="T39">* </text:span><text:span text:style-name="T40">next</text:span><text:span text:style-name="T35">;</text:span></text:p>
      <text:p text:style-name="Standard">} <text:span text:style-name="T41">Item</text:span><text:span text:style-name="T33">;</text:span></text:p>
      <text:p text:style-name="Standard"><text:span text:style-name="T34">typedef </text:span><text:span text:style-name="T41">Item UDT_TYPE</text:span><text:span text:style-name="T33">;</text:span></text:p>
      <text:p text:style-name="Standard"><text:span text:style-name="T34">typedef struct </text:span><text:span text:style-name="T37">_Udt</text:span></text:p>
      <text:p text:style-name="Standard">{</text:p>
      <text:p text:style-name="Standard"><text:s text:c="3"/><text:span text:style-name="T42">Item</text:span><text:span text:style-name="T39">* </text:span><text:span text:style-name="T40">begin</text:span><text:span text:style-name="T35">;</text:span></text:p>
      <text:p text:style-name="Standard">} <text:span text:style-name="T41">Udt</text:span><text:span text:style-name="T33">;</text:span></text:p>
      <text:p text:style-name="Standard"><text:span text:style-name="T34">void </text:span><text:span text:style-name="T43">listRemove</text:span>(<text:span text:style-name="T41">Udt</text:span>* list<text:span text:style-name="T33">, </text:span><text:span text:style-name="T34">int </text:span>pos)<text:span text:style-name="T33">;</text:span></text:p>
      <text:p text:style-name="Standard"><text:span text:style-name="T41">Udt</text:span>* <text:span text:style-name="T43">udtCreate</text:span>()<text:span text:style-name="T33">;</text:span></text:p>
      <text:p text:style-name="Standard"><text:span text:style-name="T34">int </text:span><text:span text:style-name="T43">udtSize</text:span>(<text:span text:style-name="T41">Udt </text:span>*udt)<text:span text:style-name="T33">;</text:span></text:p>
      <text:p text:style-name="Standard"><text:span text:style-name="T41">Item</text:span>* <text:span text:style-name="T43">createNewItem</text:span>(<text:span text:style-name="T34">int </text:span>key<text:span text:style-name="T33">, </text:span><text:span text:style-name="T34">int </text:span>data)<text:span text:style-name="T33">;</text:span></text:p>
      <text:p text:style-name="Standard"><text:span text:style-name="T34">int </text:span><text:span text:style-name="T43">udtEmpty</text:span>(<text:span text:style-name="T34">const </text:span><text:span text:style-name="T41">Udt </text:span>*udt)<text:span text:style-name="T33">;</text:span></text:p>
      <text:p text:style-name="Standard"><text:span text:style-name="T34">void </text:span><text:span text:style-name="T43">udtPush</text:span>(<text:span text:style-name="T41">Udt </text:span>*udt<text:span text:style-name="T33">, </text:span><text:span text:style-name="T34">const </text:span><text:span text:style-name="T41">UDT_TYPE </text:span>value)<text:span text:style-name="T33">;</text:span></text:p>
      <text:p text:style-name="Standard"><text:span text:style-name="T41">UDT_TYPE </text:span><text:span text:style-name="T43">udtFront</text:span>(<text:span text:style-name="T34">const </text:span><text:span text:style-name="T41">Udt </text:span>*udt)<text:span text:style-name="T33">;</text:span></text:p>
      <text:p text:style-name="Standard"><text:span text:style-name="T34">void </text:span><text:span text:style-name="T43">udtPop</text:span>(<text:span text:style-name="T41">Udt </text:span>*udt)<text:span text:style-name="T33">;</text:span></text:p>
      <text:p text:style-name="Standard"><text:span text:style-name="T34">void </text:span><text:span text:style-name="T43">udtPrint</text:span>(<text:span text:style-name="T41">Udt </text:span>*udt)<text:span text:style-name="T33">;</text:span></text:p>
      <text:p text:style-name="Standard"><text:span text:style-name="T34">void </text:span><text:span text:style-name="T43">udtDestroy</text:span>(<text:span text:style-name="T41">Udt </text:span>*udt)<text:span text:style-name="T33">;</text:span></text:p>
      <text:p text:style-name="Standard"><text:span text:style-name="T34">void </text:span><text:span text:style-name="T43">udtInsert</text:span>(<text:span text:style-name="T41">Udt </text:span>*udt<text:span text:style-name="T33">, </text:span><text:span text:style-name="T34">int </text:span>pos<text:span text:style-name="T33">, </text:span><text:span text:style-name="T41">Item</text:span>* item)<text:span text:style-name="T33">;</text:span></text:p>
      <text:p text:style-name="Standard"><text:span text:style-name="T34">void </text:span><text:span text:style-name="T43">search</text:span>(<text:span text:style-name="T41">Udt</text:span>* udt)<text:span text:style-name="T33">;</text:span></text:p>
      <text:p text:style-name="Standard">#endif</text:p>
      <text:p text:style-name="Standard"/>
      <text:p text:style-name="P16"/>
      <text:p text:style-name="P16"/>
      <text:p text:style-name="P4"><text:span text:style-name="T25">Пункты 1-7 отчёта составляются </text:span><text:span text:style-name="T26">строго до</text:span><text:span text:style-name="T25"> начала лабораторной работы.</text:span></text:p>
      <text:p text:style-name="P14"/>
      <text:p text:style-name="P20"><text:span text:style-name="T7">Допущен к выполнению работы. Подпись преподавателя </text:span><text:span text:style-name="T9"><text:tab/><text:tab/><text:tab/><text:tab/></text:span></text:p>
      <text:p text:style-name="P10"/>
      <text:p text:style-name="P10"/>
      <text:p text:style-name="P13"/>
      <text:p text:style-name="P15"/>
      <text:p text:style-name="P15"/>
      <text:p text:style-name="P15"/>
      <text:list xml:id="list213354148212938" text:continue-numbering="true" text:style-name="WWNum1">
        <text:list-item>
          <text:p text:style-name="P34"><text:span text:style-name="T24">Распечатка протокола</text:span><text:span text:style-name="T7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33">etryfly@etryfly:~/Документы/Labs/2sem/26$ make build</text:p>
      <text:p text:style-name="P33">gcc -c main.c</text:p>
      <text:p text:style-name="P33">gcc -c udt.c</text:p>
      <text:p text:style-name="P33">gcc -c sort.c</text:p>
      <text:p text:style-name="P33">gcc -o main main.o sort.o udt.o</text:p>
      <text:p text:style-name="P33">etryfly@etryfly:~/Документы/Labs/2sem/26$ ls</text:p>
      <text:p text:style-name="P33">main <text:s text:c="3"/>main.o <text:s text:c="3"/>sort.c <text:s/>sort.o <text:s text:c="3"/>udt.c <text:s/>udt.o</text:p>
      <text:p text:style-name="P33">main.c <text:s/>makefile <text:s/>sort.h <text:s/>testData <text:s/>udt.h</text:p>
      <text:p text:style-name="P33">etryfly@etryfly:~/Документы/Labs/2sem/26$ ./main </text:p>
      <text:p text:style-name="P33"><text:soft-page-break/>2</text:p>
      <text:p text:style-name="P33">1</text:p>
      <text:p text:style-name="P33">1 1 1</text:p>
      <text:p text:style-name="P33">Элемент 1 добавлен</text:p>
      <text:p text:style-name="P33">1 2 3</text:p>
      <text:p text:style-name="P33">Элемент 2 добавлен</text:p>
      <text:p text:style-name="P33">2</text:p>
      <text:p text:style-name="P33">2</text:p>
      <text:p text:style-name="P33">1 1 </text:p>
      <text:p text:style-name="P33">2</text:p>
      <text:p text:style-name="P33">1 1 </text:p>
      <text:p text:style-name="P33">2</text:p>
      <text:p text:style-name="P33">1 1 </text:p>
      <text:p text:style-name="P33">2</text:p>
      <text:p text:style-name="P33">1 1 </text:p>
      <text:p text:style-name="P33">1</text:p>
      <text:p text:style-name="P33">1 2</text:p>
      <text:p text:style-name="P33">Элемент 2 добавлен</text:p>
      <text:p text:style-name="P33">1</text:p>
      <text:p text:style-name="P33">3 2</text:p>
      <text:p text:style-name="P33">Элемент 2 добавлен</text:p>
      <text:p text:style-name="P33">2</text:p>
      <text:p text:style-name="P33">1 1 </text:p>
      <text:p text:style-name="P33">1 2 </text:p>
      <text:p text:style-name="P33">3 2 </text:p>
      <text:p text:style-name="P33">5</text:p>
      <text:p text:style-name="P33">2</text:p>
      <text:p text:style-name="P33">1 1 </text:p>
      <text:p text:style-name="P33">1 2 </text:p>
      <text:p text:style-name="P33">3 2 </text:p>
      <text:p text:style-name="P33">1</text:p>
      <text:p text:style-name="P33">5 6</text:p>
      <text:p text:style-name="P33">Элемент 6 добавлен</text:p>
      <text:p text:style-name="P33">1</text:p>
      <text:p text:style-name="P33">8 7</text:p>
      <text:p text:style-name="P33">Элемент 7 добавлен</text:p>
      <text:p text:style-name="P33">1</text:p>
      <text:p text:style-name="P33">9 2</text:p>
      <text:p text:style-name="P33">Элемент 2 добавлен</text:p>
      <text:p text:style-name="P33">1</text:p>
      <text:p text:style-name="P33">2 3</text:p>
      <text:p text:style-name="P33">Элемент 3 добавлен</text:p>
      <text:p text:style-name="P33">2</text:p>
      <text:p text:style-name="P33">1 1 </text:p>
      <text:p text:style-name="P33">1 2 </text:p>
      <text:p text:style-name="P33">3 2 </text:p>
      <text:p text:style-name="P33">5 6 </text:p>
      <text:p text:style-name="P33">8 7 </text:p>
      <text:p text:style-name="P33">9 2 </text:p>
      <text:p text:style-name="P33">2 3 </text:p>
      <text:p text:style-name="P33">6</text:p>
      <text:p text:style-name="P33">2</text:p>
      <text:p text:style-name="P33">1 1 </text:p>
      <text:p text:style-name="P33">1 2 </text:p>
      <text:p text:style-name="P33"><text:soft-page-break/>3 2 </text:p>
      <text:p text:style-name="P33">9 2 </text:p>
      <text:p text:style-name="P33">2 3 </text:p>
      <text:p text:style-name="P33">5 6 </text:p>
      <text:p text:style-name="P33">8 7 </text:p>
      <text:p text:style-name="P33">7</text:p>
      <text:p text:style-name="P33"/>
      <text:p text:style-name="P18"/>
      <text:p text:style-name="P17"/>
      <text:list xml:id="list213356150245575" text:continue-numbering="true" text:style-name="WWNum1">
        <text:list-item>
          <text:p text:style-name="P39"><text:span text:style-name="T24">Дневник отладки</text:span><text:span text:style-name="T7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9">№</text:p>
          </table:table-cell>
          <table:table-cell table:style-name="Таблица2.A1" office:value-type="string">
            <text:p text:style-name="P19">Лаб.</text:p>
            <text:p text:style-name="P19">или</text:p>
            <text:p text:style-name="P19">дом.</text:p>
          </table:table-cell>
          <table:table-cell table:style-name="Таблица2.A1" office:value-type="string">
            <text:p text:style-name="P19">Дата</text:p>
          </table:table-cell>
          <table:table-cell table:style-name="Таблица2.A1" office:value-type="string">
            <text:p text:style-name="P19">Время</text:p>
          </table:table-cell>
          <table:table-cell table:style-name="Таблица2.A1" office:value-type="string">
            <text:p text:style-name="P19">Событие</text:p>
          </table:table-cell>
          <table:table-cell table:style-name="Таблица2.A1" office:value-type="string">
            <text:p text:style-name="P19">Действие по исправлению</text:p>
          </table:table-cell>
          <table:table-cell table:style-name="Таблица2.A1" office:value-type="string">
            <text:p text:style-name="P19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12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2"/>
          </table:table-cell>
          <table:table-cell table:style-name="Таблица2.A1" office:value-type="string">
            <text:p text:style-name="P11"/>
          </table:table-cell>
          <table:table-cell table:style-name="Таблица2.A1" office:value-type="string">
            <text:p text:style-name="P11"/>
          </table:table-cell>
        </table:table-row>
      </table:table>
      <text:p text:style-name="P11"/>
      <text:list xml:id="list213355911769068" text:continue-numbering="true" text:style-name="WWNum1">
        <text:list-item>
          <text:p text:style-name="P34"><text:span text:style-name="T7">Замечание автора по существу работы </text:span><text:span text:style-name="T11">Замечаний нет</text:span></text:p>
        </text:list-item>
      </text:list>
      <text:p text:style-name="P25"/>
      <text:list xml:id="list213354086735887" text:continue-numbering="true" text:style-name="WWNum1">
        <text:list-item>
          <text:p text:style-name="P34"><text:span text:style-name="T7">Выводы <text:s/></text:span><text:span text:style-name="T9"><text:tab/></text:span><text:span text:style-name="T11">В ходе работы научился </text:span><text:span text:style-name="T14">работать с </text:span><text:span text:style-name="T17">make</text:span></text:p>
        </text:list-item>
      </text:list>
      <text:p text:style-name="P25"/>
      <text:p text:style-name="P22"><text:span text:style-name="T7">Недочеты, допущенные при выполнении задания, могут быть устранены следующим образом </text:span><text:span text:style-name="T9"><text:tab/></text:span></text:p>
      <text:p text:style-name="P22"><text:span text:style-name="T12">Недочетов не допущено</text:span><text:span text:style-name="T9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9"><text:span text:style-name="T7">Подпись студента </text:span><text:span text:style-name="T9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1" svg:font-family="'DejaVu Sans Mono'"/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ahoma1" style:font-family-asian="Tahoma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ru" fo:country="RU" style:font-name-asian="Tahoma1" style:font-family-asian="Tahoma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49cm" fo:margin-right="0cm" fo:text-align="start" style:justify-single-word="false" fo:orphans="2" fo:widows="2" fo:text-indent="0cm" style:auto-text-indent="false" style:vertical-align="auto"/>
      <style:text-properties fo:font-size="12pt" fo:language="ru" fo:country="RU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0pt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06-17T21:29:47.348731873</dc:date>
    <meta:print-date>2019-06-17T21:29:53.261880991</meta:print-date>
    <meta:editing-cycles>33</meta:editing-cycles>
    <meta:editing-duration>PT17H28M29S</meta:editing-duration>
    <meta:generator>LibreOffice/5.2.7.2$Linux_X86_64 LibreOffice_project/20m0$Build-2</meta:generator>
    <meta:document-statistic meta:table-count="2" meta:image-count="1" meta:object-count="0" meta:page-count="8" meta:paragraph-count="341" meta:word-count="1113" meta:character-count="8744" meta:non-whitespace-character-count="6531"/>
    <meta:user-defined meta:name="Operator">comp</meta:user-defined>
  </office:meta>
</office:document-meta>
</file>